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33cm"/>
    </style:style>
    <style:style style:name="co3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2.3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1" table:number-columns-repeated="16373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3" office:value-type="string" calcext:value-type="string" table:number-columns-spanned="3" table:number-rows-spanned="1">
            <text:p>ID процессов A</text:p>
          </table:table-cell>
          <table:covered-table-cell table:number-columns-repeated="2"/>
          <table:table-cell office:value-type="string" calcext:value-type="string">
            <text:p>старатс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старата1 </text:p>
          </table:table-cell>
          <table:table-cell office:value-type="string" calcext:value-type="string">
            <text:p>конеца1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2];[.A:.G];7;0);VLOOKUP([.D2];[.A:.G];7;0);VLOOKUP([.E2];[.A:.G];7;0))" office:value-type="string" office:string-value="" calcext:value-type="error">
            <text:p>Ошибка:522</text:p>
          </table:table-cell>
          <table:table-cell table:formula="of:=[.B2]+[.F2]" office:value-type="string" office:string-value="" calcext:value-type="error">
            <text:p>Ошибка:522</text:p>
          </table:table-cell>
          <table:table-cell table:formula="of:=[.F2]+1" office:value-type="string" office:string-value="" calcext:value-type="error">
            <text:p>Ошибка:522</text:p>
          </table:table-cell>
          <table:table-cell table:formula="of:=[.G2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3];[.A:.G];7;0);VLOOKUP([.D3];[.A:.G];7;0);VLOOKUP([.E3];[.A:.G];7;0))" office:value-type="float" office:value="0" calcext:value-type="float">
            <text:p>0</text:p>
          </table:table-cell>
          <table:table-cell table:formula="of:=[.B3]+[.F3]" office:value-type="float" office:value="3" calcext:value-type="float">
            <text:p>3</text:p>
          </table:table-cell>
          <table:table-cell table:formula="of:=[.F3]+1" office:value-type="float" office:value="1" calcext:value-type="float">
            <text:p>1</text:p>
          </table:table-cell>
          <table:table-cell table:formula="of:=[.G3]" office:value-type="float" office:value="3" calcext:value-type="float">
            <text:p>3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formula="of:=MAX(VLOOKUP([.C4];[.A:.G];7;0);VLOOKUP([.D4];[.A:.G];7;0);VLOOKUP([.E4];[.A:.G];7;0))" office:value-type="string" office:string-value="" calcext:value-type="error">
            <text:p>Ошибка:522</text:p>
          </table:table-cell>
          <table:table-cell table:formula="of:=[.B4]+[.F4]" office:value-type="string" office:string-value="" calcext:value-type="error">
            <text:p>Ошибка:522</text:p>
          </table:table-cell>
          <table:table-cell table:formula="of:=[.F4]+1" office:value-type="string" office:string-value="" calcext:value-type="error">
            <text:p>Ошибка:522</text:p>
          </table:table-cell>
          <table:table-cell table:formula="of:=[.G4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5];[.A:.G];7;0);VLOOKUP([.D5];[.A:.G];7;0);VLOOKUP([.E5];[.A:.G];7;0))" office:value-type="float" office:value="0" calcext:value-type="float">
            <text:p>0</text:p>
          </table:table-cell>
          <table:table-cell table:formula="of:=[.B5]+[.F5]" office:value-type="float" office:value="5" calcext:value-type="float">
            <text:p>5</text:p>
          </table:table-cell>
          <table:table-cell table:formula="of:=[.F5]+1" office:value-type="float" office:value="1" calcext:value-type="float">
            <text:p>1</text:p>
          </table:table-cell>
          <table:table-cell table:formula="of:=[.G5]" office:value-type="float" office:value="5" calcext:value-type="float">
            <text:p>5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</text:p>
          </table:table-cell>
          <table:table-cell table:formula="of:=MAX(VLOOKUP([.C6];[.A:.G];7;0);VLOOKUP([.D6];[.A:.G];7;0);VLOOKUP([.E6];[.A:.G];7;0))" office:value-type="string" office:string-value="" calcext:value-type="error">
            <text:p>Ошибка:522</text:p>
          </table:table-cell>
          <table:table-cell table:formula="of:=[.B6]+[.F6]" office:value-type="string" office:string-value="" calcext:value-type="error">
            <text:p>Ошибка:522</text:p>
          </table:table-cell>
          <table:table-cell table:formula="of:=[.F6]+1" office:value-type="string" office:string-value="" calcext:value-type="error">
            <text:p>Ошибка:522</text:p>
          </table:table-cell>
          <table:table-cell table:formula="of:=[.G6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7];[.A:.G];7;0);VLOOKUP([.D7];[.A:.G];7;0);VLOOKUP([.E7];[.A:.G];7;0))" office:value-type="string" office:string-value="" calcext:value-type="error">
            <text:p>Ошибка:522</text:p>
          </table:table-cell>
          <table:table-cell table:formula="of:=[.B7]+[.F7]" office:value-type="string" office:string-value="" calcext:value-type="error">
            <text:p>Ошибка:522</text:p>
          </table:table-cell>
          <table:table-cell table:formula="of:=[.F7]+1" office:value-type="string" office:string-value="" calcext:value-type="error">
            <text:p>Ошибка:522</text:p>
          </table:table-cell>
          <table:table-cell table:formula="of:=[.G7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8];[.A:.G];7;0);VLOOKUP([.D8];[.A:.G];7;0);VLOOKUP([.E8];[.A:.G];7;0))" office:value-type="string" office:string-value="" calcext:value-type="error">
            <text:p>Ошибка:522</text:p>
          </table:table-cell>
          <table:table-cell table:formula="of:=[.B8]+[.F8]" office:value-type="string" office:string-value="" calcext:value-type="error">
            <text:p>Ошибка:522</text:p>
          </table:table-cell>
          <table:table-cell table:formula="of:=[.F8]+1" office:value-type="string" office:string-value="" calcext:value-type="error">
            <text:p>Ошибка:522</text:p>
          </table:table-cell>
          <table:table-cell table:formula="of:=[.G8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9];[.A:.G];7;0);VLOOKUP([.D9];[.A:.G];7;0);VLOOKUP([.E9];[.A:.G];7;0))" office:value-type="string" office:string-value="" calcext:value-type="error">
            <text:p>Ошибка:522</text:p>
          </table:table-cell>
          <table:table-cell table:formula="of:=[.B9]+[.F9]" office:value-type="string" office:string-value="" calcext:value-type="error">
            <text:p>Ошибка:522</text:p>
          </table:table-cell>
          <table:table-cell table:formula="of:=[.F9]+1" office:value-type="string" office:string-value="" calcext:value-type="error">
            <text:p>Ошибка:522</text:p>
          </table:table-cell>
          <table:table-cell table:formula="of:=[.G9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10];[.A:.G];7;0);VLOOKUP([.D10];[.A:.G];7;0);VLOOKUP([.E10];[.A:.G];7;0))" office:value-type="string" office:string-value="" calcext:value-type="error">
            <text:p>Ошибка:522</text:p>
          </table:table-cell>
          <table:table-cell table:formula="of:=[.B10]+[.F10]" office:value-type="string" office:string-value="" calcext:value-type="error">
            <text:p>Ошибка:522</text:p>
          </table:table-cell>
          <table:table-cell table:formula="of:=[.F10]+1" office:value-type="string" office:string-value="" calcext:value-type="error">
            <text:p>Ошибка:522</text:p>
          </table:table-cell>
          <table:table-cell table:formula="of:=[.G10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11];[.A:.G];7;0);VLOOKUP([.D11];[.A:.G];7;0);VLOOKUP([.E11];[.A:.G];7;0))" office:value-type="string" office:string-value="" calcext:value-type="error">
            <text:p>Ошибка:522</text:p>
          </table:table-cell>
          <table:table-cell table:formula="of:=[.B11]+[.F11]" office:value-type="string" office:string-value="" calcext:value-type="error">
            <text:p>Ошибка:522</text:p>
          </table:table-cell>
          <table:table-cell table:formula="of:=[.F11]+1" office:value-type="string" office:string-value="" calcext:value-type="error">
            <text:p>Ошибка:522</text:p>
          </table:table-cell>
          <table:table-cell table:formula="of:=[.G11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0</text:p>
          </table:table-cell>
          <table:table-cell table:formula="of:=MAX(VLOOKUP([.C12];[.A:.G];7;0);VLOOKUP([.D12];[.A:.G];7;0);VLOOKUP([.E12];[.A:.G];7;0))" office:value-type="string" office:string-value="" calcext:value-type="error">
            <text:p>Ошибка:522</text:p>
          </table:table-cell>
          <table:table-cell table:formula="of:=[.B12]+[.F12]" office:value-type="string" office:string-value="" calcext:value-type="error">
            <text:p>Ошибка:522</text:p>
          </table:table-cell>
          <table:table-cell table:formula="of:=[.F12]+1" office:value-type="string" office:string-value="" calcext:value-type="error">
            <text:p>Ошибка:522</text:p>
          </table:table-cell>
          <table:table-cell table:formula="of:=[.G12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13];[.A:.G];7;0);VLOOKUP([.D13];[.A:.G];7;0);VLOOKUP([.E13];[.A:.G];7;0))" office:value-type="string" office:string-value="" calcext:value-type="error">
            <text:p>Ошибка:522</text:p>
          </table:table-cell>
          <table:table-cell table:formula="of:=[.B13]+[.F13]" office:value-type="string" office:string-value="" calcext:value-type="error">
            <text:p>Ошибка:522</text:p>
          </table:table-cell>
          <table:table-cell table:formula="of:=[.F13]+1" office:value-type="string" office:string-value="" calcext:value-type="error">
            <text:p>Ошибка:522</text:p>
          </table:table-cell>
          <table:table-cell table:formula="of:=[.G13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14];[.A:.G];7;0);VLOOKUP([.D14];[.A:.G];7;0);VLOOKUP([.E14];[.A:.G];7;0))" office:value-type="string" office:string-value="" calcext:value-type="error">
            <text:p>Ошибка:522</text:p>
          </table:table-cell>
          <table:table-cell table:formula="of:=[.B14]+[.F14]" office:value-type="string" office:string-value="" calcext:value-type="error">
            <text:p>Ошибка:522</text:p>
          </table:table-cell>
          <table:table-cell table:formula="of:=[.F14]+1" office:value-type="string" office:string-value="" calcext:value-type="error">
            <text:p>Ошибка:522</text:p>
          </table:table-cell>
          <table:table-cell table:formula="of:=[.G14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15];[.A:.G];7;0);VLOOKUP([.D15];[.A:.G];7;0);VLOOKUP([.E15];[.A:.G];7;0))" office:value-type="string" office:string-value="" calcext:value-type="error">
            <text:p>Ошибка:522</text:p>
          </table:table-cell>
          <table:table-cell table:formula="of:=[.B15]+[.F15]" office:value-type="string" office:string-value="" calcext:value-type="error">
            <text:p>Ошибка:522</text:p>
          </table:table-cell>
          <table:table-cell table:formula="of:=[.F15]+1" office:value-type="string" office:string-value="" calcext:value-type="error">
            <text:p>Ошибка:522</text:p>
          </table:table-cell>
          <table:table-cell table:formula="of:=[.G15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formula="of:=MAX(VLOOKUP([.C16];[.A:.G];7;0);VLOOKUP([.D16];[.A:.G];7;0);VLOOKUP([.E16];[.A:.G];7;0))" office:value-type="string" office:string-value="" calcext:value-type="error">
            <text:p>Ошибка:522</text:p>
          </table:table-cell>
          <table:table-cell table:formula="of:=[.B16]+[.F16]" office:value-type="string" office:string-value="" calcext:value-type="error">
            <text:p>Ошибка:522</text:p>
          </table:table-cell>
          <table:table-cell table:formula="of:=[.F16]+1" office:value-type="string" office:string-value="" calcext:value-type="error">
            <text:p>Ошибка:522</text:p>
          </table:table-cell>
          <table:table-cell table:formula="of:=[.G16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0</text:p>
          </table:table-cell>
          <table:table-cell table:formula="of:=MAX(VLOOKUP([.C17];[.A:.G];7;0);VLOOKUP([.D17];[.A:.G];7;0);VLOOKUP([.E17];[.A:.G];7;0))" office:value-type="string" office:string-value="" calcext:value-type="error">
            <text:p>Ошибка:522</text:p>
          </table:table-cell>
          <table:table-cell table:formula="of:=[.B17]+[.F17]" office:value-type="string" office:string-value="" calcext:value-type="error">
            <text:p>Ошибка:522</text:p>
          </table:table-cell>
          <table:table-cell table:formula="of:=[.F17]+1" office:value-type="string" office:string-value="" calcext:value-type="error">
            <text:p>Ошибка:522</text:p>
          </table:table-cell>
          <table:table-cell table:formula="of:=[.G17]" office:value-type="string" office:string-value="" calcext:value-type="error">
            <text:p>Ошибка:5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number-columns-repeated="16373"/>
        </table:table-row>
        <table:table-row table:style-name="ro2" table:number-rows-repeated="1048557">
          <table:table-cell table:number-columns-repeated="11"/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2-13T16:59:59.912085000</dc:date>
    <meta:editing-duration>PT2M9S</meta:editing-duration>
    <meta:editing-cycles>2</meta:editing-cycles>
    <meta:document-statistic meta:table-count="1" meta:cell-count="161" meta:object-count="0"/>
  </office:meta>
</office:document-meta>
</file>